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1cm" svg:height="0.655cm" svg:x="2.282cm" svg:y="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32cm" svg:height="0.469cm" svg:x="2.326cm" svg:y="1.4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2" draw:id="id2" draw:layer="layout" svg:width="0.71cm" svg:height="0.655cm" svg:x="2.532cm" svg:y="3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32cm" svg:height="0.469cm" svg:x="2.576cm" svg:y="3.3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layout" draw:type="curve" svg:x1="2.386cm" svg:y1="1.962cm" svg:x2="2.532cm" svg:y2="3.599cm" draw:start-shape="id1" draw:start-glue-point="7" draw:end-shape="id2" draw:end-glue-point="6" svg:d="m2386 1962c0 1053-178 877-329 1023s-276 614 475 614">
          <text:p/>
        </draw:connector>
        <draw:frame draw:style-name="gr2" draw:layer="layout" svg:width="0.413cm" svg:height="0.469cm" svg:x="2.564cm" svg:y="0.6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13cm" svg:height="0.469cm" svg:x="1.923cm" svg:y="2.4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xml:id="id4" draw:id="id4" draw:layer="measurelines" svg:width="0.71cm" svg:height="0.655cm" svg:x="5.834cm" svg:y="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5" draw:id="id5" draw:layer="measurelines" svg:width="0.632cm" svg:height="0.469cm" svg:x="5.863cm" svg:y="2.5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" draw:text-style-name="P1" draw:layer="measurelines" draw:type="curve" svg:x1="2.636cm" svg:y1="3.83cm" svg:x2="2.887cm" svg:y2="3.926cm" draw:start-shape="id2" draw:start-glue-point="7" draw:end-shape="id2" draw:end-glue-point="8" svg:d="m2636 3830c0 895 251 847 251 96">
          <text:p/>
        </draw:connector>
        <draw:connector draw:style-name="gr3" draw:text-style-name="P1" draw:layer="measurelines" draw:type="curve" draw:line-skew="-0.243cm" svg:x1="3.138cm" svg:y1="3.367cm" svg:x2="2.888cm" svg:y2="1.962cm" draw:start-shape="id2" draw:start-glue-point="11" draw:end-shape="id1" draw:end-glue-point="9" svg:d="m3138 3367c0-1419-250-717-250-1405">
          <text:p/>
        </draw:connector>
        <draw:frame draw:style-name="gr2" draw:layer="measurelines" svg:width="0.417cm" svg:height="0.469cm" svg:x="2.257cm" svg:y="4.06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measurelines" svg:width="0.421cm" svg:height="0.469cm" svg:x="3.093cm" svg:y="2.4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xml:id="id3" draw:id="id3" draw:layer="measurelines" svg:width="0.71cm" svg:height="0.655cm" svg:x="5.458cm" svg:y="0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measurelines" svg:width="0.631cm" svg:height="0.469cm" svg:x="5.502cm" svg:y="1.0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3" draw:text-style-name="P1" draw:layer="measurelines" draw:type="curve" svg:x1="5.813cm" svg:y1="1.615cm" svg:x2="5.938cm" svg:y2="2.559cm" draw:start-shape="id3" draw:start-glue-point="8" draw:end-shape="id4" draw:end-glue-point="5" svg:d="m5813 1615c0 636 125 164 125 944">
          <text:p/>
        </draw:connector>
        <draw:frame draw:style-name="gr2" draw:layer="measurelines" svg:width="0.738cm" svg:height="0.469cm" svg:x="4.346cm" svg:y="1.7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3" draw:text-style-name="P1" draw:layer="layout" draw:type="curve" svg:x1="2.637cm" svg:y1="1.403cm" svg:x2="2.386cm" svg:y2="1.499cm" draw:start-shape="id1" draw:start-glue-point="4" draw:end-shape="id1" draw:end-glue-point="5" svg:d="m2637 1403c0-753-251-801-251 96">
          <text:p/>
        </draw:connector>
        <draw:connector draw:style-name="gr3" draw:text-style-name="P1" draw:layer="layout" draw:type="curve" svg:x1="5.863cm" svg:y1="2.782cm" svg:x2="2.992cm" svg:y2="1.731cm" draw:start-shape="id5" draw:start-glue-point="3" draw:end-shape="id1" draw:end-glue-point="10" svg:d="m5863 2782c-2151 0-716-1051-2871-1051">
          <text:p/>
        </draw:connector>
        <draw:connector draw:style-name="gr3" draw:text-style-name="P1" draw:layer="layout" draw:type="curve" draw:line-skew="0cm 0.404cm" svg:x1="6.168cm" svg:y1="1.288cm" svg:x2="6.064cm" svg:y2="1.056cm" draw:start-shape="id3" draw:start-glue-point="10" draw:end-shape="id3" draw:end-glue-point="11" svg:d="m6168 1288c753 0 627-213 414-344s-518-179-518 112">
          <text:p/>
        </draw:connector>
        <draw:frame draw:style-name="gr2" draw:layer="layout" svg:width="0.405cm" svg:height="0.469cm" svg:x="6.77cm" svg:y="0.71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21cm" svg:height="0.469cm" svg:x="5.837cm" svg:y="1.729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15:19:59</dc:date>
    <dc:creator>kkk </dc:creator>
    <meta:editing-duration>PT9H27S</meta:editing-duration>
    <meta:editing-cycles>43</meta:editing-cycles>
    <meta:generator>LibreOffice/3.3$Linux LibreOffice_project/330m19$Build-401</meta:generator>
    <meta:document-statistic meta:object-count="22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10/content.xml><?xml version="1.0" encoding="utf-8"?>
<math xmlns="http://www.w3.org/1998/Math/MathML">
  <semantics>
    <mn>0</mn>
    <annotation encoding="StarMath 5.0">0</annotation>
  </semantics>
</math>
</file>

<file path=Object 12/content.xml><?xml version="1.0" encoding="utf-8"?>
<math xmlns="http://www.w3.org/1998/Math/MathML">
  <semantics>
    <mn>0,1</mn>
    <annotation encoding="StarMath 5.0">0,1</annotation>
  </semantics>
</math>
</file>

<file path=Object 2/content.xml><?xml version="1.0" encoding="utf-8"?>
<math xmlns="http://www.w3.org/1998/Math/MathML">
  <semantics>
    <mn>01</mn>
    <annotation encoding="StarMath 5.0">01</annotation>
  </semantics>
</math>
</file>

<file path=Object 3/content.xml><?xml version="1.0" encoding="utf-8"?>
<math xmlns="http://www.w3.org/1998/Math/MathML">
  <semantics>
    <mn>1</mn>
    <annotation encoding="StarMath 5.0">1</annotation>
  </semantics>
</math>
</file>

<file path=Object 4/content.xml><?xml version="1.0" encoding="utf-8"?>
<math xmlns="http://www.w3.org/1998/Math/MathML">
  <semantics>
    <mn>0</mn>
    <annotation encoding="StarMath 5.0">0</annotation>
  </semantics>
</math>
</file>

<file path=Object 5/content.xml><?xml version="1.0" encoding="utf-8"?>
<math xmlns="http://www.w3.org/1998/Math/MathML">
  <semantics>
    <mn>10</mn>
    <annotation encoding="StarMath 5.0">10</annotation>
  </semantics>
</math>
</file>

<file path=Object 6/content.xml><?xml version="1.0" encoding="utf-8"?>
<math xmlns="http://www.w3.org/1998/Math/MathML">
  <semantics>
    <mn>1</mn>
    <annotation encoding="StarMath 5.0">1</annotation>
  </semantics>
</math>
</file>

<file path=Object 7/content.xml><?xml version="1.0" encoding="utf-8"?>
<math xmlns="http://www.w3.org/1998/Math/MathML">
  <semantics>
    <mn>0</mn>
    <annotation encoding="StarMath 5.0">0</annotation>
  </semantics>
</math>
</file>

<file path=Object 8/content.xml><?xml version="1.0" encoding="utf-8"?>
<math xmlns="http://www.w3.org/1998/Math/MathML">
  <semantics>
    <mn>11</mn>
    <annotation encoding="StarMath 5.0">11</annotation>
  </semantics>
</math>
</file>

<file path=Object 9/content.xml><?xml version="1.0" encoding="utf-8"?>
<math xmlns="http://www.w3.org/1998/Math/MathML">
  <semantics>
    <mn>1</mn>
    <annotation encoding="StarMath 5.0">1</annotation>
  </semantics>
</math>
</file>